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/>
    <style:font-face style:name="DejaVu Serif" svg:font-family="'DejaVu Serif'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DejaVu Serif1" fo:font-size="32pt" style:font-size-asian="32pt" style:font-size-complex="32pt"/>
    </style:style>
    <style:style style:name="P2" style:family="paragraph" style:parent-style-name="Standard">
      <style:text-properties style:font-name="Times New Roman" fo:font-size="32pt" style:font-size-asian="32pt" style:font-size-complex="32pt"/>
    </style:style>
    <style:style style:name="P3" style:family="paragraph" style:parent-style-name="Standard">
      <style:text-properties style:font-name="Liberation Serif" fo:font-size="32pt" style:font-size-asian="32pt" style:font-size-complex="32pt"/>
    </style:style>
    <style:style style:name="P4" style:family="paragraph" style:parent-style-name="Standard">
      <style:text-properties fo:font-size="32pt" style:font-size-asian="32pt" style:font-size-complex="32pt"/>
    </style:style>
    <style:style style:name="P5" style:family="paragraph" style:parent-style-name="Standard">
      <style:text-properties style:font-name="DejaVu Sans1" fo:font-size="32pt" style:font-size-asian="32pt" style:font-size-complex="32pt"/>
    </style:style>
    <style:style style:name="P6" style:family="paragraph" style:parent-style-name="Standard">
      <style:text-properties style:font-name="Arial" fo:font-size="32pt" style:font-size-asian="32pt" style:font-size-complex="32pt"/>
    </style:style>
    <style:style style:name="P7" style:family="paragraph" style:parent-style-name="Standard">
      <style:text-properties style:font-name="Liberation Sans" fo:font-size="32pt" style:font-size-asian="32pt" style:font-size-complex="32pt"/>
    </style:style>
    <style:style style:name="P8" style:family="paragraph" style:parent-style-name="Standard">
      <style:text-properties style:font-name="DejaVu Sans Mono" fo:font-size="32pt" style:font-size-asian="32pt" style:font-size-complex="32pt"/>
    </style:style>
    <style:style style:name="P9" style:family="paragraph" style:parent-style-name="Standard">
      <style:text-properties style:font-name="Courier New" fo:font-size="32pt" style:font-size-asian="32pt" style:font-size-complex="32pt"/>
    </style:style>
    <style:style style:name="P10" style:family="paragraph" style:parent-style-name="Standard">
      <style:text-properties style:font-name="Liberation Mono" fo:font-size="32pt" style:font-size-asian="32pt" style:font-size-complex="3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DejaVu Serif</text:p>
      <text:p text:style-name="P2">This is Times New Roman</text:p>
      <text:p text:style-name="P3">This is Liberation Serif</text:p>
      <text:p text:style-name="P4"/>
      <text:p text:style-name="P5">This is DejaVu Sans</text:p>
      <text:p text:style-name="P6">This is Arial</text:p>
      <text:p text:style-name="P7">This is Liberation Sans</text:p>
      <text:p text:style-name="P4"/>
      <text:p text:style-name="P8">This is DejaVu Sans Mono</text:p>
      <text:p text:style-name="P9">This is Courier New</text:p>
      <text:p text:style-name="P10">This is Liberation Mo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/>
    <style:font-face style:name="DejaVu Serif" svg:font-family="'DejaVu Serif'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erif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DejaVu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aphael Champeimont</meta:initial-creator>
    <meta:creation-date>2008-08-30T15:52:14</meta:creation-date>
    <dc:creator>Raphael Champeimont</dc:creator>
    <dc:date>2008-08-30T15:56:15</dc:date>
    <dc:language>fr-FR</dc:language>
    <meta:editing-cycles>3</meta:editing-cycles>
    <meta:editing-duration>PT4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37" meta:character-count="188"/>
  </office:meta>
</office:document-meta>
</file>